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413cm" fo:margin-left="-0.383cm" table:align="left" style:writing-mode="lr-tb"/>
    </style:style>
    <style:style style:name="Tableau1.A" style:family="table-column">
      <style:table-column-properties style:column-width="16.413cm"/>
    </style:style>
    <style:style style:name="Tableau1.1" style:family="table-row">
      <style:table-row-properties style:min-row-height="4.923cm"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8.546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3.863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1" style:family="paragraph" style:parent-style-name="Text_20_body">
      <style:paragraph-properties style:writing-mode="lr-tb"/>
      <style:text-properties fo:font-weight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adr"/>
        <text:user-field-decl office:value-type="string" office:string-value="" text:name="contratinsertion_observ_ci"/>
      </text:user-field-decls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4">FICHE DE LIAISON</text:p>
      <text:p text:style-name="P10"><text:s text:c="2"/>MSP <text:user-field-get text:name="structurereferente_lib_struc"/></text:p>
      <text:p text:style-name="P5"/>
      <text:p text:style-name="P5">Du Coordonnateur Technique au référent <text:s/><text:user-field-get text:name="referent_qual"/> <text:user-field-get text:name="referent_nom"/> <text:user-field-get text:name="referent_prenom"/></text:p>
      <text:p text:style-name="P1"/>
      <text:p text:style-name="Standard"><text:span text:style-name="T2">Dossier de </text:span><text:span text:style-name="T1">:</text:span><text:span text:style-name="T3"><text:tab/></text:span></text:p>
      <text:p text:style-name="P9"><text:tab/></text:p>
      <text:p text:style-name="P7"><text:s text:c="7"/>Nom, prénom : <text:user-field-get text:name="personne_qual"/> <text:user-field-get text:name="personne_nom"/> <text:user-field-get text:name="personne_prenom"/></text:p>
      <text:p text:style-name="P7"/>
      <text:p text:style-name="P7"><text:s text:c="7"/>N° allocataire : <text:user-field-get text:name="dossier_matricule"/></text:p>
      <text:p text:style-name="P7"/>
      <text:p text:style-name="P7"><text:s text:c="7"/>Demeurant à : <text:user-field-get text:name="adresse_numvoie"/> <text:user-field-get text:name="adresse_typevoie"/> <text:user-field-get text:name="adresse_nomvoie"/></text:p>
      <text:p text:style-name="P11"><text:tab/><text:tab/><text:tab/><text:user-field-get text:name="adresse_compladr"/><text:tab/> </text:p>
      <text:p text:style-name="P7"><text:tab/><text:user-field-get text:name="adresse_codepos"/> <text:s/><text:user-field-get text:name="adresse_locaadr"/></text:p>
      <text:p text:style-name="P7"><text:tab/></text:p>
      <text:p text:style-name="P7"/>
      <text:p text:style-name="P7"><text:s text:c="7"/>Canton : </text:p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/>
            <text:p text:style-name="P8">Motif(s) de la non validation du CER :</text:p>
            <text:p text:style-name="P6"/>
            <text:p text:style-name="P6"/>
            <text:p text:style-name="P6"><draw:custom-shape text:anchor-type="char" draw:z-index="0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a durée du CER est à revoir,</text:p>
            <text:p text:style-name="Standard"/>
            <text:p text:style-name="P6"><draw:custom-shape text:anchor-type="char" draw:z-index="4" draw:style-name="gr1" draw:text-style-name="P13" svg:width="0.53cm" svg:height="0.371cm" svg:x="0.736cm" svg:y="0.09cm"><text:p/><draw:enhanced-geometry svg:viewBox="0 0 21600 21600" draw:type="rectangle" draw:enhanced-path="M 0 0 L 21600 0 21600 21600 0 21600 0 0 Z N"/></draw:custom-shape> <text:s text:c="12"/>Éléments historiques incomplets,</text:p>
            <text:p text:style-name="P6"/>
            <text:p text:style-name="P6"><draw:custom-shape text:anchor-type="char" draw:z-index="1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e contenu du CER ne correspond pas à l'orientation SOCIALE,</text:p>
            <text:p text:style-name="P6"><text:s text:c="13"/></text:p>
            <text:p text:style-name="P6"><draw:custom-shape text:anchor-type="char" draw:z-index="2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2"/>Le projet de parcours d'insertion doit être réexaminé,</text:p>
            <text:p text:style-name="P6"/>
            <text:p text:style-name="P6"><draw:custom-shape text:anchor-type="char" draw:z-index="3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 <text:s text:c="13"/>Droit radié ou clos,</text:p>
            <text:p text:style-name="Standard"/>
            <text:p text:style-name="Standard"><text:span text:style-name="T2"><text:s text:c="7"/></text:span><draw:custom-shape text:anchor-type="char" draw:z-index="5" draw:style-name="gr1" draw:text-style-name="P13" svg:width="0.477cm" svg:height="0.371cm" svg:x="0.755cm" svg:y="0.164cm"><text:p/><draw:enhanced-geometry svg:viewBox="0 0 21600 21600" draw:type="rectangle" draw:enhanced-path="M 0 0 L 21600 0 21600 21600 0 21600 0 0 Z N"/></draw:custom-shape><text:span text:style-name="T2"> <text:s text:c="7"/>Nécessité de positionnement sur une action d'insertion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6"/>
            <text:p text:style-name="P6"><text:soft-page-break/></text:p>
          </table:table-cell>
        </table:table-row>
        <table:table-row table:style-name="Tableau1.2">
          <table:table-cell table:style-name="Tableau1.A1" office:value-type="string">
            <text:p text:style-name="P8">Informations complémentaires du Coordonnateur Technique :</text:p>
            <text:p text:style-name="P8"/>
            <text:p text:style-name="P8"><text:user-field-get text:name="contratinsertion_observ_ci"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Date : le...................................................... <text:s text:c="10"/>Signature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LIAISON</dc:title>
    <meta:initial-creator>pgz</meta:initial-creator>
    <meta:creation-date>2007-07-26T17:38:00</meta:creation-date>
    <dc:creator>Arnaud Auzolat</dc:creator>
    <dc:date>2012-01-24T15:14:25</dc:date>
    <meta:print-date>2007-07-26T09:47:00</meta:print-date>
    <meta:editing-cycles>7</meta:editing-cycles>
    <meta:editing-duration>PT6M47S</meta:editing-duration>
    <meta:generator>LibreOffice/3.4$Unix LibreOffice_project/340m1$Build-502</meta:generator>
    <meta:document-statistic meta:table-count="1" meta:image-count="0" meta:object-count="0" meta:page-count="2" meta:paragraph-count="23" meta:word-count="80" meta:character-count="710" meta:non-whitespace-character-count="474"/>
    <meta:user-defined meta:name="Info 1"/>
    <meta:user-defined meta:name="Info 2"/>
    <meta:user-defined meta:name="Info 3"/>
    <meta:user-defined meta:name="Info 4"/>
  </office:meta>
</office:document-meta>
</file>